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cat.iespaucasesnoves.boats.api;</text:p>
      <text:p text:style-name="Standard"/>
      <text:p text:style-name="Standard">import org.junit.After;</text:p>
      <text:p text:style-name="Standard">import org.junit.AfterClass;</text:p>
      <text:p text:style-name="Standard">import org.junit.Before;</text:p>
      <text:p text:style-name="Standard">import org.junit.BeforeClass;</text:p>
      <text:p text:style-name="Standard">import org.junit.Test;</text:p>
      <text:p text:style-name="Standard">import static org.junit.Assert.*;</text:p>
      <text:p text:style-name="Standard">import cat.iespaucasesnoves.boats.api.*;</text:p>
      <text:p text:style-name="Standard">import cat.iespaucasesnoves.boats.exepcions.*;</text:p>
      <text:p text:style-name="Standard">import java.util.HashMap;</text:p>
      <text:p text:style-name="Standard">import org.junit.Assert;</text:p>
      <text:p text:style-name="Standard"/>
      <text:p text:style-name="Standard">/**</text:p>
      <text:p text:style-name="Standard"><text:s/>*</text:p>
      <text:p text:style-name="Standard"><text:s/>* @author jorge</text:p>
      <text:p text:style-name="Standard"><text:s/>*/</text:p>
      <text:p text:style-name="Standard">public class BoatsTest {</text:p>
      <text:p text:style-name="Standard"/>
      <text:p text:style-name="Standard"><text:s text:c="4"/>private HashMap&lt;String, Vaixell&gt; pruebaVaixells;</text:p>
      <text:p text:style-name="Standard"/>
      <text:p text:style-name="Standard"><text:s text:c="4"/>public BoatsTest() {</text:p>
      <text:p text:style-name="Standard"><text:s text:c="4"/>}</text:p>
      <text:p text:style-name="Standard"/>
      <text:p text:style-name="Standard"><text:s text:c="4"/>@BeforeClass</text:p>
      <text:p text:style-name="Standard"><text:s text:c="4"/>public static void setUpBeforeClass() {</text:p>
      <text:p text:style-name="Standard"/>
      <text:p text:style-name="Standard"><text:s text:c="4"/>}</text:p>
      <text:p text:style-name="Standard"/>
      <text:p text:style-name="Standard"><text:s text:c="4"/>@Test // comprobaremos que se añada correctamente un barco a la lista de barcos.</text:p>
      <text:p text:style-name="Standard"><text:s text:c="4"/>public void afegirVaixeill() throws ModelException, PersonaException {</text:p>
      <text:p text:style-name="Standard"><text:s text:c="8"/>Boats trucar = new Boats();</text:p>
      <text:p text:style-name="Standard"><text:s text:c="8"/>Iot model = new Iot(3, 450, 45.5, true, "133", "Hoover", "XV78", 24.5, 50.6, 13.5, 45999.99);</text:p>
      <text:p text:style-name="Standard"><text:s text:c="8"/>Client propietari = new Client("Pepito", "Palotes", Document.DNI, "43186404T", "Carrer Vent", "971786858", "juas@gmail.com");</text:p>
      <text:p text:style-name="Standard"><text:s text:c="8"/>Vaixell vaixell = new Vaixell("X330", propietari, model);</text:p>
      <text:p text:style-name="Standard"><text:s text:c="8"/>trucar.afegirVaixell(vaixell);</text:p>
      <text:p text:style-name="Standard"/>
      <text:p text:style-name="Standard"><text:s text:c="8"/>if (trucar.getVaixells().containsValue(vaixell)) {</text:p>
      <text:p text:style-name="Standard"><text:s text:c="12"/>System.out.println("S'ha afegit.");</text:p>
      <text:p text:style-name="Standard"><text:s text:c="8"/>} else {</text:p>
      <text:p text:style-name="Standard"><text:s text:c="12"/>System.err.println("No s'ha afegit.");</text:p>
      <text:p text:style-name="Standard"><text:s text:c="8"/>}</text:p>
      <text:p text:style-name="Standard"><text:s text:c="4"/>}</text:p>
      <text:p text:style-name="Standard"/>
      <text:p text:style-name="Standard"><text:s text:c="4"/>@Test // comprobaremos que se haya eliminado correctamente un barco de la lista</text:p>
      <text:p text:style-name="Standard"><text:s text:c="4"/>public void eliminarVaixell() throws ModelException, PersonaException, <text:soft-page-break/>DadesIncorrectesException {</text:p>
      <text:p text:style-name="Standard"><text:s text:c="8"/>Boats trucar = new Boats();</text:p>
      <text:p text:style-name="Standard"><text:s text:c="8"/>Iot model = new Iot(3, 450, 45.5, true, "133", "Hoover", "XV78", 24.5, 50.6, 13.5, 45999.99);</text:p>
      <text:p text:style-name="Standard"><text:s text:c="8"/>Client propietari = new Client("Pepito", "Palotes", Document.DNI, "43186404T", "Carrer Vent", "971786858", "juas@gmail.com");</text:p>
      <text:p text:style-name="Standard"><text:s text:c="8"/>Vaixell vaixell = new Vaixell("X330", propietari, model);</text:p>
      <text:p text:style-name="Standard"><text:s text:c="8"/>trucar.eliminarVaixell("X330");</text:p>
      <text:p text:style-name="Standard"><text:s text:c="8"/></text:p>
      <text:p text:style-name="Standard"><text:s text:c="8"/>if (trucar.getVaixells().containsValue(vaixell)) {</text:p>
      <text:p text:style-name="Standard"><text:s text:c="12"/>System.out.println("No s'ha eliminat.");</text:p>
      <text:p text:style-name="Standard"><text:s text:c="8"/>} else {</text:p>
      <text:p text:style-name="Standard"><text:s text:c="12"/>System.out.println("S'ha eliminat.");</text:p>
      <text:p text:style-name="Standard"><text:s text:c="8"/>}</text:p>
      <text:p text:style-name="Standard"><text:s text:c="4"/>}</text:p>
      <text:p text:style-name="Standard"/>
      <text:p text:style-name="Standard"><text:s text:c="4"/>@Test // comprobaremos que nos devuelva el barco que nosotros le pedimos.</text:p>
      <text:p text:style-name="Standard"><text:s text:c="4"/>public void tornaVaixell() throws ModelException, ClientException, PersonaException, DadesIncorrectesException {</text:p>
      <text:p text:style-name="Standard"><text:s text:c="8"/>Boats trucar = new Boats();</text:p>
      <text:p text:style-name="Standard"><text:s text:c="8"/>Iot model = new Iot(3, 450, 45.5, true, "133", "Hoover", "XV78", 24.5, 50.6, 13.5, 45999.99);</text:p>
      <text:p text:style-name="Standard"><text:s text:c="8"/>Client propietari = new Client("Pepito", "Palotes", Document.DNI, "43186404T", "Carrer Vent", "971786858", "juas@gmail.com");</text:p>
      <text:p text:style-name="Standard"><text:s text:c="8"/>Vaixell vaixell = new Vaixell("X330", propietari, model);</text:p>
      <text:p text:style-name="Standard"><text:s text:c="8"/>trucar.tornaVaixell("43186404T");</text:p>
      <text:p text:style-name="Standard"><text:s text:c="8"/></text:p>
      <text:p text:style-name="Standard"><text:s text:c="8"/>if (trucar.tornaVaixell("43186404T").equals(vaixell)) {</text:p>
      <text:p text:style-name="Standard"><text:s text:c="12"/>System.out.println("Es mostra correctament.");</text:p>
      <text:p text:style-name="Standard"><text:s text:c="8"/>} else {</text:p>
      <text:p text:style-name="Standard"><text:s text:c="12"/>System.out.println("No es mostra correctament.");</text:p>
      <text:p text:style-name="Standard"><text:s text:c="8"/>}</text:p>
      <text:p text:style-name="Standard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Maly González</meta:initial-creator>
    <meta:creation-date>2016-05-24T10:45:54</meta:creation-date>
    <meta:document-statistic meta:table-count="0" meta:image-count="0" meta:object-count="0" meta:page-count="2" meta:paragraph-count="68" meta:word-count="304" meta:character-count="2964"/>
    <dc:date>2016-05-24T10:46:10</dc:date>
    <dc:creator>Jorge Maly González</dc:creator>
    <meta:editing-duration>PT16S</meta:editing-duration>
    <meta:editing-cycles>1</meta:editing-cycles>
    <meta:generator>OpenOffice/4.1.2$Unix OpenOffice.org_project/412m3$Build-9782</meta:generator>
  </office:meta>
</office:document-meta>
</file>